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left"/>
    </style:style>
    <style:style style:name="Tabel1.A" style:family="table-column">
      <style:table-column-properties style:column-width="10.421cm"/>
    </style:style>
    <style:style style:name="Tabel1.B" style:family="table-column">
      <style:table-column-properties style:column-width="6.578cm"/>
    </style:style>
    <style:style style:name="Tabel1.A1" style:family="table-cell">
      <style:table-cell-properties style:vertical-align="middle" fo:padding="0.049cm" fo:border="none"/>
    </style:style>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 style:family="paragraph" style:parent-style-name="Text_20_body">
      <style:paragraph-properties fo:margin-top="0cm" fo:margin-bottom="0cm" fo:line-height="120%"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 style:family="paragraph" style:parent-style-name="Text_20_body">
      <style:paragraph-properties fo:margin-top="0cm" fo:margin-bottom="0cm" fo:line-height="138%" style:writing-mode="lr-tb"/>
      <style:text-properties fo:font-variant="normal" fo:text-transform="none" fo:color="#000000" style:text-line-through-style="none" style:text-underline-style="none" style:text-blinking="false" fo:background-color="transparent"/>
    </style:style>
    <style:style style:name="P4"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5" style:family="paragraph" style:parent-style-name="Heading_20_1">
      <style:paragraph-properties fo:margin-top="0.706cm" fo:margin-bottom="0.212cm" fo:line-height="138%" style:writing-mode="lr-tb"/>
      <style:text-properties fo:font-variant="normal" fo:text-transform="none" fo:color="#000000" style:text-line-through-style="none" style:font-name="Arial1" fo:font-size="20pt" fo:font-style="normal" style:text-underline-style="none" fo:font-weight="normal" style:text-blinking="false" fo:background-color="transparent"/>
    </style:style>
    <style:style style:name="P6" style:family="paragraph" style:parent-style-name="Heading_20_2">
      <style:paragraph-properties fo:text-align="center" style:justify-single-word="false"/>
      <style:text-properties fo:font-weight="normal"/>
    </style:style>
    <style:style style:name="P7" style:family="paragraph" style:parent-style-name="Heading_20_2">
      <style:paragraph-properties fo:margin-top="0cm" fo:margin-bottom="0.212cm" fo:line-height="138%" fo:break-before="page" style:writing-mode="lr-tb"/>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1" fo:font-size="24pt" fo:font-style="normal" style:text-underline-style="none" fo:font-weight="bold" style:text-blinking="false" fo:background-color="transparent"/>
    </style:style>
    <style:style style:name="T2"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bookmark text:name="docs-internal-guid-623bf4ce-92d7-a416-0483-6966b769e834"/><text:span text:style-name="T1">Project “Name” <text:line-break/>Art Direction Concept Document</text:span></text:h>
      <text:p text:style-name="Text_20_body"/>
      <text:p text:style-name="P1">Philosophy of this particular Art Direction:</text:p>
      <text:list xml:id="list1949660753319606425" text:style-name="L1">
        <text:list-item>
          <text:p text:style-name="P4">Describe what is important for your game in terms of how it looks. For example, dark and moody or bright and happy; minimalist or hyper-realistic or cartoony or some other quality that is important.</text:p>
        </text:list-item>
        <text:list-item>
          <text:p text:style-name="P4">Describe how the player interacts with the environment. For example, the camera will be zoomed out so everything needs to be exaggerated or the game is 1st person camera so textures need to be high detail.</text:p>
        </text:list-item>
        <text:list-item>
          <text:p text:style-name="P4">What is a phrase to describe the overall direction? For example, “Oppressed Medieval with a hint of hope” or “post-apocalyptic wasteland full of despair and misery”.</text:p>
        </text:list-item>
        <text:list-item>
          <text:p text:style-name="P4">What are some examples of the most important elements in your game. For example, beautiful forests with amazing views or constant explosions like in a war zone.</text:p>
        </text:list-item>
      </text:list>
      <text:p text:style-name="Text_20_body"/>
      <text:h text:style-name="P7" text:outline-level="2">Summary of Art Direction </text:h>
      <text:p text:style-name="P1">This camera, lighting, perspective, overall feel.... </text:p>
      <text:p text:style-name="Text_20_body"/>
      <text:p text:style-name="P3"><draw:frame draw:style-name="fr1" draw:name="grafik1" text:anchor-type="as-char" svg:width="18.759cm" svg:height="7.011cm" draw:z-index="0"><draw:image xlink:href="https://lh5.googleusercontent.com/Aio1IHtxZO48OA9qD1Q0LtSJtYSPrxyPKdmOpa18byc2TD-odLUYt8Z9HytqwrlHUfOqc159iVtD4RBFH8WUA-i1YSdTORElSmuMGapQHJtXAcuMA5eDFOWc8E8CYUaa9xa3Wv39" xlink:type="simple" xlink:show="embed" xlink:actuate="onLoad"/></draw:frame></text:p>
      <table:table table:name="Tabel1" table:style-name="Tabel1">
        <table:table-column table:style-name="Tabel1.A"/>
        <table:table-column table:style-name="Tabel1.B"/>
        <table:table-row>
          <table:table-cell table:style-name="Tabel1.A1" office:value-type="string">
            <text:p text:style-name="Table_20_Contents"/>
          </table:table-cell>
          <table:table-cell table:style-name="Tabel1.A1" office:value-type="string">
            <text:p text:style-name="Table_20_Contents"/>
          </table:table-cell>
        </table:table-row>
      </table:table>
      <text:p text:style-name="P1">With these images of characters, enemies, people, monsters…</text:p>
      <text:p text:style-name="Text_20_body"/>
      <text:p text:style-name="P3"><draw:frame draw:style-name="fr1" draw:name="grafik2" text:anchor-type="as-char" svg:width="18.759cm" svg:height="7.011cm" draw:z-index="1"><draw:image xlink:href="https://lh5.googleusercontent.com/Aio1IHtxZO48OA9qD1Q0LtSJtYSPrxyPKdmOpa18byc2TD-odLUYt8Z9HytqwrlHUfOqc159iVtD4RBFH8WUA-i1YSdTORElSmuMGapQHJtXAcuMA5eDFOWc8E8CYUaa9xa3Wv39" xlink:type="simple" xlink:show="embed" xlink:actuate="onLoad"/></draw:frame></text:p>
      <text:p text:style-name="Text_20_body"/>
      <text:p text:style-name="P1">In these settings / locations…</text:p>
      <text:p text:style-name="Text_20_body"/>
      <text:p text:style-name="P3"><text:soft-page-break/><draw:frame draw:style-name="fr1" draw:name="grafik3" text:anchor-type="as-char" svg:width="18.759cm" svg:height="7.011cm" draw:z-index="2"><draw:image xlink:href="https://lh5.googleusercontent.com/Aio1IHtxZO48OA9qD1Q0LtSJtYSPrxyPKdmOpa18byc2TD-odLUYt8Z9HytqwrlHUfOqc159iVtD4RBFH8WUA-i1YSdTORElSmuMGapQHJtXAcuMA5eDFOWc8E8CYUaa9xa3Wv39" xlink:type="simple" xlink:show="embed" xlink:actuate="onLoad"/></draw:frame></text:p>
      <text:p text:style-name="Text_20_body"/>
      <text:p text:style-name="P1">With this sort of polish / effects…</text:p>
      <text:p text:style-name="Text_20_body"/>
      <text:p text:style-name="P3"><draw:frame draw:style-name="fr1" draw:name="grafik4" text:anchor-type="as-char" svg:width="18.759cm" svg:height="7.011cm" draw:z-index="3"><draw:image xlink:href="https://lh5.googleusercontent.com/Aio1IHtxZO48OA9qD1Q0LtSJtYSPrxyPKdmOpa18byc2TD-odLUYt8Z9HytqwrlHUfOqc159iVtD4RBFH8WUA-i1YSdTORElSmuMGapQHJtXAcuMA5eDFOWc8E8CYUaa9xa3Wv39" xlink:type="simple" xlink:show="embed" xlink:actuate="onLoad"/></draw:frame></text:p>
      <text:p text:style-name="Text_20_body"/>
      <text:p text:style-name="P1">With this type of colour palette…</text:p>
      <text:p text:style-name="Text_20_body"/>
      <text:p text:style-name="P3"><draw:frame draw:style-name="fr1" draw:name="grafik5" text:anchor-type="as-char" svg:width="18.759cm" svg:height="7.011cm" draw:z-index="4"><draw:image xlink:href="https://lh5.googleusercontent.com/Aio1IHtxZO48OA9qD1Q0LtSJtYSPrxyPKdmOpa18byc2TD-odLUYt8Z9HytqwrlHUfOqc159iVtD4RBFH8WUA-i1YSdTORElSmuMGapQHJtXAcuMA5eDFOWc8E8CYUaa9xa3Wv39" xlink:type="simple" xlink:show="embed" xlink:actuate="onLoad"/></draw:frame></text:p>
      <text:p text:style-name="Text_20_body"><text:soft-page-break/></text:p>
      <text:h text:style-name="P5" text:outline-level="1">More Detailed Explanation</text:h>
      <text:p text:style-name="P3"><draw:frame draw:style-name="fr1" draw:name="grafik6" text:anchor-type="as-char" svg:width="18.759cm" svg:height="7.011cm" draw:z-index="5"><draw:image xlink:href="https://lh5.googleusercontent.com/Aio1IHtxZO48OA9qD1Q0LtSJtYSPrxyPKdmOpa18byc2TD-odLUYt8Z9HytqwrlHUfOqc159iVtD4RBFH8WUA-i1YSdTORElSmuMGapQHJtXAcuMA5eDFOWc8E8CYUaa9xa3Wv39" xlink:type="simple" xlink:show="embed" xlink:actuate="onLoad"/></draw:frame></text:p>
      <text:p text:style-name="Text_20_body"/>
      <text:p text:style-name="P2">If useful, go through some of the images you that found and particularly liked, highlighting what aspects you like. Eg. the shape of a building, the clothes of a character, the lighting of a room and so on.</text:p>
      <text:p text:style-name="Text_20_body"/>
      <text:p text:style-name="P2">You might have 3 images in this section, you might have 30 - put in as many as is useful to yourself or to an artist who might be working on the project with you.</text:p>
      <text:p text:style-name="Text_20_body"><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8S</meta:editing-duration>
    <meta:editing-cycles>3</meta:editing-cycles>
    <meta:generator>OpenOffice/4.1.1$Win32 OpenOffice.org_project/411m6$Build-9775</meta:generator>
    <dc:date>2017-07-30T11:33:36.33</dc:date>
    <meta:document-statistic meta:table-count="1" meta:image-count="6" meta:object-count="0" meta:page-count="4" meta:paragraph-count="22" meta:word-count="251" meta:character-count="1457"/>
    <dc:creator>Jakob Skovbo Sørensen</dc:creator>
    <meta:user-defined meta:name="Info 1"/>
    <meta:user-defined meta:name="Info 2"/>
    <meta:user-defined meta:name="Info 3"/>
    <meta:user-defined meta:name="Info 4"/>
  </office:meta>
</office:document-meta>
</file>